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4">
      <style:text-properties fo:font-size="16pt" officeooo:rsid="001c4405" officeooo:paragraph-rsid="009849d4" style:font-size-asian="16pt" style:font-size-complex="16pt"/>
    </style:style>
    <style:style style:name="P14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6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7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20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2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3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8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6">
      <style:text-properties fo:font-size="16pt" officeooo:rsid="001c4405" officeooo:paragraph-rsid="00931a0c" style:font-size-asian="16pt" style:font-size-complex="16pt"/>
    </style:style>
    <style:style style:name="P32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6" style:family="paragraph" style:parent-style-name="Standard" style:list-style-name="L19">
      <style:text-properties fo:font-size="16pt" officeooo:rsid="001c4405" officeooo:paragraph-rsid="00931a0c" style:font-size-asian="16pt" style:font-size-complex="16pt"/>
    </style:style>
    <style:style style:name="P37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1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5">
      <style:text-properties fo:font-size="16pt" officeooo:rsid="001c4405" officeooo:paragraph-rsid="00931a0c" style:font-size-asian="16pt" style:font-size-complex="16pt"/>
    </style:style>
    <style:style style:name="P44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8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9" style:family="paragraph" style:parent-style-name="Standard" style:list-style-name="L29">
      <style:text-properties fo:font-size="16pt" officeooo:rsid="001c4405" officeooo:paragraph-rsid="00967b24" style:font-size-asian="16pt" style:font-size-complex="16pt"/>
    </style:style>
    <style:style style:name="P50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53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9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1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5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69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1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75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76" style:family="paragraph" style:parent-style-name="Standard" style:list-style-name="L59">
      <style:text-properties fo:font-size="16pt" officeooo:rsid="001c4405" officeooo:paragraph-rsid="008931db" style:font-size-asian="16pt" style:font-size-complex="16pt"/>
    </style:style>
    <style:style style:name="P77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78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79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80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1" style:family="paragraph" style:parent-style-name="Standard" style:list-style-name="L23">
      <style:text-properties fo:font-size="16pt" officeooo:rsid="00819b6a" officeooo:paragraph-rsid="00819b6a" style:font-size-asian="16pt" style:font-size-complex="16pt"/>
    </style:style>
    <style:style style:name="P82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3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84" style:family="paragraph" style:parent-style-name="Standard" style:list-style-name="L30">
      <style:text-properties fo:font-size="16pt" officeooo:rsid="008316b7" officeooo:paragraph-rsid="008316b7" style:font-size-asian="16pt" style:font-size-complex="16pt"/>
    </style:style>
    <style:style style:name="P85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86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87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88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89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90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91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92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93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94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95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96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97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98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99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100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1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02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03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04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5" style:family="paragraph" style:parent-style-name="Standard" style:list-style-name="L60">
      <style:text-properties fo:font-size="16pt" officeooo:rsid="005d5d36" officeooo:paragraph-rsid="007c50f5" style:font-size-asian="16pt" style:font-size-complex="16pt"/>
    </style:style>
    <style:style style:name="P106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7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08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09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10" style:family="paragraph" style:parent-style-name="Standard" style:list-style-name="L59">
      <style:text-properties fo:font-size="16pt" officeooo:rsid="00859042" officeooo:paragraph-rsid="0088f37e" style:font-size-asian="16pt" style:font-size-complex="16pt"/>
    </style:style>
    <style:style style:name="P111" style:family="paragraph" style:parent-style-name="Standard" style:list-style-name="L2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2" style:family="paragraph" style:parent-style-name="Standard" style:list-style-name="L32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3" style:family="paragraph" style:parent-style-name="Standard" style:list-style-name="L35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4" style:family="paragraph" style:parent-style-name="Standard" style:list-style-name="L38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5" style:family="paragraph" style:parent-style-name="Standard" style:list-style-name="L41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6" style:family="paragraph" style:parent-style-name="Standard" style:list-style-name="L44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7" style:family="paragraph" style:parent-style-name="Standard" style:list-style-name="L47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8" style:family="paragraph" style:parent-style-name="Standard" style:list-style-name="L53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9" style:family="paragraph" style:parent-style-name="Standard" style:list-style-name="L56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20" style:family="paragraph" style:parent-style-name="Standard" style:list-style-name="L5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21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P122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23" style:family="paragraph" style:parent-style-name="Standard" style:list-style-name="L34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124" style:family="paragraph" style:parent-style-name="Standard" style:list-style-name="L37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25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26" style:family="paragraph" style:parent-style-name="Standard" style:list-style-name="L40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127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28" style:family="paragraph" style:parent-style-name="Standard" style:list-style-name="L43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129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30" style:family="paragraph" style:parent-style-name="Standard" style:list-style-name="L46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131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32" style:family="paragraph" style:parent-style-name="Standard" style:list-style-name="L49">
      <style:paragraph-properties fo:background-color="#ffff00">
        <style:background-image/>
      </style:paragraph-properties>
      <style:text-properties fo:font-size="16pt" officeooo:rsid="001c4405" officeooo:paragraph-rsid="00457e07" style:font-size-asian="16pt" style:font-size-complex="16pt"/>
    </style:style>
    <style:style style:name="P133" style:family="paragraph" style:parent-style-name="Standard" style:list-style-name="L52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34" style:family="paragraph" style:parent-style-name="Standard" style:list-style-name="L55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P135" style:family="paragraph" style:parent-style-name="Standard" style:list-style-name="L58">
      <style:paragraph-properties fo:background-color="#ffff00">
        <style:background-image/>
      </style:paragraph-properties>
      <style:text-properties fo:font-size="16pt" officeooo:rsid="001c4405" officeooo:paragraph-rsid="001c4405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763b5"/>
    </style:style>
    <style:style style:name="T35" style:family="text">
      <style:text-properties officeooo:rsid="006dcdf1"/>
    </style:style>
    <style:style style:name="T36" style:family="text">
      <style:text-properties officeooo:rsid="006e10fb"/>
    </style:style>
    <style:style style:name="T37" style:family="text">
      <style:text-properties officeooo:rsid="0071552a"/>
    </style:style>
    <style:style style:name="T38" style:family="text">
      <style:text-properties officeooo:rsid="007c4a15"/>
    </style:style>
    <style:style style:name="T39" style:family="text">
      <style:text-properties officeooo:rsid="007da844"/>
    </style:style>
    <style:style style:name="T40" style:family="text">
      <style:text-properties officeooo:rsid="007db530"/>
    </style:style>
    <style:style style:name="T41" style:family="text">
      <style:text-properties officeooo:rsid="007ea6fd"/>
    </style:style>
    <style:style style:name="T42" style:family="text">
      <style:text-properties officeooo:rsid="007f90ee"/>
    </style:style>
    <style:style style:name="T43" style:family="text">
      <style:text-properties officeooo:rsid="007ff476"/>
    </style:style>
    <style:style style:name="T44" style:family="text">
      <style:text-properties officeooo:rsid="0083998e"/>
    </style:style>
    <style:style style:name="T45" style:family="text">
      <style:text-properties officeooo:rsid="00859042"/>
    </style:style>
    <style:style style:name="T46" style:family="text">
      <style:text-properties officeooo:rsid="00877514"/>
    </style:style>
    <style:style style:name="T47" style:family="text">
      <style:text-properties officeooo:rsid="00891c9c"/>
    </style:style>
    <style:style style:name="T48" style:family="text">
      <style:text-properties officeooo:rsid="008b2769"/>
    </style:style>
    <style:style style:name="T49" style:family="text">
      <style:text-properties officeooo:rsid="008cbaf5"/>
    </style:style>
    <style:style style:name="T50" style:family="text">
      <style:text-properties officeooo:rsid="008e4430"/>
    </style:style>
    <style:style style:name="T51" style:family="text">
      <style:text-properties officeooo:rsid="008ebd8b"/>
    </style:style>
    <style:style style:name="T52" style:family="text">
      <style:text-properties officeooo:rsid="008f7e1a"/>
    </style:style>
    <style:style style:name="T53" style:family="text">
      <style:text-properties officeooo:rsid="00913ff7"/>
    </style:style>
    <style:style style:name="T54" style:family="text">
      <style:text-properties officeooo:rsid="00931a0c"/>
    </style:style>
    <style:style style:name="T55" style:family="text">
      <style:text-properties officeooo:rsid="000d85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5659909127373417823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6529241371069533012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15900837855874" text:continue-list="list5659909127373417823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2157944012501747389" text:style-name="L3">
        <text:list-item>
          <text:list>
            <text:list-item>
              <text:p text:style-name="P10">Rookie: Success -&gt; Dibuix</text:p>
            </text:list-item>
            <text:list-item>
              <text:p text:style-name="P10">Perfection 1: Perfect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15901811835536" text:continue-list="list115900837855874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8008780522356618312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4985121186655400974" text:style-name="L5">
        <text:list-item>
          <text:list>
            <text:list-item>
              <text:p text:style-name="P14">Dispersal</text:p>
            </text:list-item>
            <text:list-item>
              <text:p text:style-name="P14">Dispersal</text:p>
            </text:list-item>
            <text:list-item>
              <text:p text:style-name="P14">Dispersal</text:p>
            </text:list-item>
          </text:list>
        </text:list-item>
      </text:list>
      <text:list xml:id="list115901525719757" text:continue-list="list8008780522356618312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4749987300478686245" text:style-name="L6">
        <text:list-item>
          <text:list>
            <text:list-item>
              <text:p text:style-name="P15">Getting used to: Success -&gt; Dibuix </text:p>
            </text:list-item>
            <text:list-item>
              <text:p text:style-name="P15">Perfection 2: Perfect -&gt; text hominins</text:p>
            </text:list-item>
            <text:list-item>
              <text:p text:style-name="P16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15900495096897" text:continue-list="list115901525719757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3">Text: "<text:span text:style-name="T55">We will find our destiny in </text:span>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166405737832024493" text:style-name="L7">
        <text:list-item>
          <text:p text:style-name="P17">Atributs:</text:p>
          <text:list>
            <text:list-item>
              <text:p text:style-name="P17">Mobility</text:p>
            </text:list-item>
            <text:list-item>
              <text:p text:style-name="P17">Reproduction</text:p>
            </text:list-item>
            <text:list-item>
              <text:p text:style-name="P17">Resistance</text:p>
            </text:list-item>
          </text:list>
          <text:p text:style-name="P17"/>
        </text:list-item>
        <text:list-item>
          <text:p text:style-name="P17">Poders:</text:p>
          <text:list>
            <text:list-item>
              <text:p text:style-name="P17">Resistance <text:span text:style-name="T29">(àrea)</text:span></text:p>
            </text:list-item>
            <text:list-item>
              <text:p text:style-name="P17">Reproduction <text:span text:style-name="T29">(global)</text:span></text:p>
            </text:list-item>
          </text:list>
          <text:p text:style-name="P17"/>
        </text:list-item>
        <text:list-item>
          <text:p text:style-name="P17">Goals:</text:p>
        </text:list-item>
      </text:list>
      <text:list xml:id="list8401116064999440388" text:style-name="L8">
        <text:list-item>
          <text:list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</text:list>
        </text:list-item>
      </text:list>
      <text:list xml:id="list115902276923117" text:continue-list="list166405737832024493" text:style-name="L7">
        <text:list-header>
          <text:p text:style-name="P17"/>
        </text:list-header>
        <text:list-item>
          <text:p text:style-name="P17">Achievements:</text:p>
        </text:list-item>
      </text:list>
      <text:list xml:id="list3396689432811446855" text:style-name="L9">
        <text:list-item>
          <text:list>
            <text:list-item>
              <text:p text:style-name="P19">Boosted: Success -&gt; Dibuix</text:p>
            </text:list-item>
            <text:list-item>
              <text:p text:style-name="P19">Perfection 3: Perfect -&gt; <text:span text:style-name="T9">img</text:span> Beagle and Darwin</text:p>
            </text:list-item>
            <text:list-item>
              <text:p text:style-name="P20">The hard way: have 10 EPs →<text:span text:style-name="T8"> text reproduction in hunter gatherers</text:span></text:p>
            </text:list-item>
          </text:list>
        </text:list-item>
      </text:list>
      <text:list xml:id="list115901675394292" text:continue-list="list115902276923117" text:style-name="L7">
        <text:list-header>
          <text:p text:style-name="P17"/>
        </text:list-header>
        <text:list-item>
          <text:p text:style-name="P17">Story: </text:p>
          <text:list>
            <text:list-item>
              <text:p text:style-name="P17">Dibu: Homínid descobrint el foc</text:p>
            </text:list-item>
            <text:list-item>
              <text:p text:style-name="P17">Contingut: Sentit d'identitat i de destí de conquerir el planeta</text:p>
            </text:list-item>
            <text:list-item>
              <text:p text:style-name="P17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072304139211378470" text:style-name="L10">
        <text:list-item>
          <text:p text:style-name="P21">Atributs:</text:p>
          <text:list>
            <text:list-item>
              <text:p text:style-name="P21">Mobility</text:p>
            </text:list-item>
            <text:list-item>
              <text:p text:style-name="P21">Technology</text:p>
            </text:list-item>
            <text:list-item>
              <text:p text:style-name="P21">Resistance</text:p>
            </text:list-item>
          </text:list>
          <text:p text:style-name="P21"/>
        </text:list-item>
        <text:list-item>
          <text:p text:style-name="P21">Poders:</text:p>
          <text:list>
            <text:list-item>
              <text:p text:style-name="P22">Resistance <text:span text:style-name="T29">(àrea)</text:span></text:p>
            </text:list-item>
            <text:list-item>
              <text:p text:style-name="P22">Reproduction <text:span text:style-name="T29">(global)</text:span></text:p>
            </text:list-item>
          </text:list>
          <text:p text:style-name="P21"/>
        </text:list-item>
        <text:list-item>
          <text:p text:style-name="P21">Goals:</text:p>
        </text:list-item>
      </text:list>
      <text:list xml:id="list2430052984868600589" text:style-name="L11">
        <text:list-item>
          <text:list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</text:list>
        </text:list-item>
      </text:list>
      <text:list xml:id="list115901980918047" text:continue-list="list4072304139211378470" text:style-name="L10">
        <text:list-header>
          <text:p text:style-name="P21"/>
        </text:list-header>
        <text:list-item>
          <text:p text:style-name="P21">Achievements:</text:p>
        </text:list-item>
      </text:list>
      <text:list xml:id="list1555720996978598251" text:style-name="L12">
        <text:list-item>
          <text:list>
            <text:list-item>
              <text:p text:style-name="P24">Introducing Tech: Success -&gt; Dibuix</text:p>
            </text:list-item>
            <text:list-item>
              <text:p text:style-name="P24">Perfection 4: Perfect -&gt; <text:span text:style-name="T10">txt </text:span>Origins of technology and language </text:p>
            </text:list-item>
            <text:list-item>
              <text:p text:style-name="P25"><text:span text:style-name="T7">Tech nerd: No Boosts </text:span>-&gt;<text:span text:style-name="T7"> txt </text:span>quote Feynman</text:p>
            </text:list-item>
          </text:list>
        </text:list-item>
      </text:list>
      <text:list xml:id="list115902025223205" text:continue-list="list115901980918047" text:style-name="L10">
        <text:list-header>
          <text:p text:style-name="P21"/>
        </text:list-header>
        <text:list-item>
          <text:p text:style-name="P21">Story: </text:p>
          <text:list>
            <text:list-item>
              <text:p text:style-name="P21">Dibu: Escena domèstica amb foc i eines en una cova</text:p>
            </text:list-item>
            <text:list-item>
              <text:p text:style-name="P21">Contingut: Posseïdors de tecnologia, presència dels Guies</text:p>
            </text:list-item>
            <text:list-item>
              <text:p text:style-name="P21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1018523461493132121" text:style-name="L13">
        <text:list-item>
          <text:p text:style-name="P26">Atributs:</text:p>
          <text:list>
            <text:list-item>
              <text:p text:style-name="P26">Mobility</text:p>
            </text:list-item>
            <text:list-item>
              <text:p text:style-name="P26">Reproduction</text:p>
            </text:list-item>
            <text:list-item>
              <text:p text:style-name="P26">Technology</text:p>
            </text:list-item>
          </text:list>
          <text:p text:style-name="P26"/>
        </text:list-item>
        <text:list-item>
          <text:p text:style-name="P26">Poders:</text:p>
          <text:list>
            <text:list-item>
              <text:p text:style-name="P27">Resistance <text:span text:style-name="T29">(àrea)</text:span></text:p>
            </text:list-item>
            <text:list-item>
              <text:p text:style-name="P27">Reproduction <text:span text:style-name="T29">(global)</text:span></text:p>
            </text:list-item>
          </text:list>
          <text:p text:style-name="P26"/>
        </text:list-item>
        <text:list-item>
          <text:p text:style-name="P26">Goals:</text:p>
        </text:list-item>
      </text:list>
      <text:list xml:id="list8404463850522151133" text:style-name="L14">
        <text:list-item>
          <text:list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</text:list>
        </text:list-item>
      </text:list>
      <text:list xml:id="list115901227723909" text:continue-list="list1018523461493132121" text:style-name="L13">
        <text:list-header>
          <text:p text:style-name="P26"/>
        </text:list-header>
        <text:list-item>
          <text:p text:style-name="P26">Achievements:</text:p>
        </text:list-item>
      </text:list>
      <text:list xml:id="list7458608122389292760" text:style-name="L15">
        <text:list-item>
          <text:list>
            <text:list-item>
              <text:p text:style-name="P29">Getting away: Success -&gt; Dibuix</text:p>
            </text:list-item>
            <text:list-item>
              <text:p text:style-name="P29">Perfection 5: Perfect -&gt; <text:span text:style-name="T10">txt Ficció sobre Neanderthals</text:span></text:p>
            </text:list-item>
            <text:list-item>
              <text:p text:style-name="P78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15902212978735" text:continue-list="list115901227723909" text:style-name="L13">
        <text:list-header>
          <text:p text:style-name="P26"/>
        </text:list-header>
        <text:list-item>
          <text:p text:style-name="P26">Story:</text:p>
          <text:list>
            <text:list-item>
              <text:p text:style-name="P26">Dibu: Escena de caça</text:p>
            </text:list-item>
            <text:list-item>
              <text:p text:style-name="P26">Contingut: Arrogància, tot els va bé </text:p>
            </text:list-item>
            <text:list-item>
              <text:p text:style-name="P26">Text: "We will not be afraid of anyone or anything."</text:p>
            </text:list-item>
          </text:list>
          <text:p text:style-name="P26"/>
        </text:list-item>
      </text:list>
      <text:p text:style-name="P3"/>
      <text:p text:style-name="P5">6 - Cultural Influence</text:p>
      <text:p text:style-name="P3"/>
      <text:list xml:id="list1920769376052659891" text:style-name="L16">
        <text:list-item>
          <text:p text:style-name="P30">Atributs:</text:p>
          <text:list>
            <text:list-item>
              <text:p text:style-name="P30">Influence</text:p>
            </text:list-item>
            <text:list-item>
              <text:p text:style-name="P30">Mobility</text:p>
            </text:list-item>
            <text:list-item>
              <text:p text:style-name="P30">Technology</text:p>
            </text:list-item>
          </text:list>
          <text:p text:style-name="P30"/>
        </text:list-item>
        <text:list-item>
          <text:p text:style-name="P30">Poders:</text:p>
          <text:list>
            <text:list-item>
              <text:p text:style-name="P30">Mobility <text:span text:style-name="T29">(àrea)</text:span></text:p>
            </text:list-item>
            <text:list-item>
              <text:p text:style-name="P30">Reproduction <text:span text:style-name="T29">(global)</text:span></text:p>
            </text:list-item>
          </text:list>
          <text:p text:style-name="P30"/>
        </text:list-item>
        <text:list-item>
          <text:p text:style-name="P30">Goals:</text:p>
        </text:list-item>
      </text:list>
      <text:list xml:id="list4800284813943637962" text:style-name="L17">
        <text:list-item>
          <text:list>
            <text:list-item>
              <text:p text:style-name="P32">Dispersal</text:p>
            </text:list-item>
            <text:list-item>
              <text:p text:style-name="P32">Dispersal</text:p>
            </text:list-item>
            <text:list-item>
              <text:p text:style-name="P32">Dispersal</text:p>
            </text:list-item>
          </text:list>
        </text:list-item>
      </text:list>
      <text:list xml:id="list115900588728294" text:continue-list="list1920769376052659891" text:style-name="L16">
        <text:list-header>
          <text:p text:style-name="P30"/>
        </text:list-header>
        <text:list-item>
          <text:p text:style-name="P30">Achievements:</text:p>
        </text:list-item>
      </text:list>
      <text:list xml:id="list8957513783521521282" text:style-name="L18">
        <text:list-item>
          <text:list>
            <text:list-item>
              <text:p text:style-name="P33">Influencer: Success -&gt; Dibuix</text:p>
            </text:list-item>
            <text:list-item>
              <text:p text:style-name="P33">Perfection 6: Perfect -&gt; <text:span text:style-name="T10">img </text:span>Hybridation Neanderthals</text:p>
            </text:list-item>
            <text:list-item>
              <text:p text:style-name="P79">I am not an animal!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15900953944939" text:continue-list="list115900588728294" text:style-name="L16">
        <text:list-item>
          <text:p text:style-name="P30">Story:</text:p>
          <text:list>
            <text:list-item>
              <text:p text:style-name="P30">Dibu: Escena de recolecció</text:p>
            </text:list-item>
            <text:list-item>
              <text:p text:style-name="P30">Contingut: Els Zho'll estan expandint-se i guanyant força</text:p>
            </text:list-item>
            <text:list-item>
              <text:p text:style-name="P31">Text: "Do we need the Guides? The Zho'll already own this land!"</text:p>
            </text:list-item>
          </text:list>
          <text:p text:style-name="P30"/>
        </text:list-item>
      </text:list>
      <text:p text:style-name="P3"/>
      <text:p text:style-name="P5">7 - Warfare</text:p>
      <text:p text:style-name="P3"/>
      <text:list xml:id="list3115198421866922251" text:style-name="L19">
        <text:list-item>
          <text:p text:style-name="P34">Atributs:</text:p>
          <text:list>
            <text:list-item>
              <text:p text:style-name="P34">Warfare</text:p>
            </text:list-item>
            <text:list-item>
              <text:p text:style-name="P34">Mobility</text:p>
            </text:list-item>
            <text:list-item>
              <text:p text:style-name="P34">Technology</text:p>
            </text:list-item>
          </text:list>
          <text:p text:style-name="P34"/>
        </text:list-item>
        <text:list-item>
          <text:p text:style-name="P34">Poders:</text:p>
          <text:list>
            <text:list-item>
              <text:p text:style-name="P35">Reproduction <text:span text:style-name="T29">(global)</text:span></text:p>
            </text:list-item>
            <text:list-item>
              <text:p text:style-name="P35">Resistance <text:span text:style-name="T29">(àrea)</text:span></text:p>
            </text:list-item>
          </text:list>
          <text:p text:style-name="P34"/>
        </text:list-item>
        <text:list-item>
          <text:p text:style-name="P34">Goals:</text:p>
        </text:list-item>
      </text:list>
      <text:list xml:id="list7408915291384789534" text:style-name="L20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15902234159591" text:continue-list="list3115198421866922251" text:style-name="L19">
        <text:list-header>
          <text:p text:style-name="P34"/>
        </text:list-header>
        <text:list-item>
          <text:p text:style-name="P34">Achievements:</text:p>
        </text:list-item>
      </text:list>
      <text:list xml:id="list6325753113045980727" text:style-name="L21">
        <text:list-item>
          <text:list>
            <text:list-item>
              <text:p text:style-name="P38">Call to arms: Success -&gt; Dibuix</text:p>
            </text:list-item>
            <text:list-item>
              <text:p text:style-name="P38">Perfection 7: Perfect -&gt; <text:span text:style-name="T11">img warfare</text:span></text:p>
            </text:list-item>
            <text:list-item>
              <text:p text:style-name="P80">The world on horseback: creuar muntanyes pel nord-&gt; txt quote genghis khan</text:p>
            </text:list-item>
          </text:list>
        </text:list-item>
      </text:list>
      <text:list xml:id="list115902089392067" text:continue-list="list115902234159591" text:style-name="L19">
        <text:list-header>
          <text:p text:style-name="P34"/>
        </text:list-header>
        <text:list-item>
          <text:p text:style-name="P34">Story:</text:p>
          <text:list>
            <text:list-item>
              <text:p text:style-name="P34">Dibu: Escena de <text:span text:style-name="T54">combat</text:span></text:p>
            </text:list-item>
            <text:list-item>
              <text:p text:style-name="P34">Contingut: Els Zho'll poden acomplir el seu destí sense els Guies</text:p>
            </text:list-item>
            <text:list-item>
              <text:p text:style-name="P36">Text: "But we are not alone...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9054277661231839837" text:style-name="L22">
        <text:list-item>
          <text:p text:style-name="P39">Atributs:</text:p>
          <text:list>
            <text:list-item>
              <text:p text:style-name="P39">Influence </text:p>
            </text:list-item>
            <text:list-item>
              <text:p text:style-name="P39">Warfare</text:p>
            </text:list-item>
            <text:list-item>
              <text:p text:style-name="P39">Resistance</text:p>
            </text:list-item>
          </text:list>
          <text:p text:style-name="P39"/>
        </text:list-item>
        <text:list-item>
          <text:p text:style-name="P39">Poders:</text:p>
          <text:list>
            <text:list-item>
              <text:p text:style-name="P39">Mobility <text:span text:style-name="T29">(àrea)</text:span></text:p>
            </text:list-item>
            <text:list-item>
              <text:p text:style-name="P39">Reproduction <text:span text:style-name="T29">(global)</text:span></text:p>
            </text:list-item>
          </text:list>
          <text:p text:style-name="P39"/>
        </text:list-item>
        <text:list-item>
          <text:p text:style-name="P39">Goals:</text:p>
        </text:list-item>
      </text:list>
      <text:list xml:id="list8051581470887489307" text:style-name="L23">
        <text:list-item>
          <text:list>
            <text:list-item>
              <text:p text:style-name="P81">Population</text:p>
            </text:list-item>
            <text:list-item>
              <text:p text:style-name="P40">Dispersal</text:p>
            </text:list-item>
            <text:list-item>
              <text:p text:style-name="P40">Dispersal</text:p>
            </text:list-item>
            <text:list-item>
              <text:p text:style-name="P40">Dispersal</text:p>
            </text:list-item>
          </text:list>
        </text:list-item>
      </text:list>
      <text:list xml:id="list115901145240371" text:continue-list="list9054277661231839837" text:style-name="L22">
        <text:list-header>
          <text:p text:style-name="P39"/>
        </text:list-header>
        <text:list-item>
          <text:p text:style-name="P39">Achievements:</text:p>
        </text:list-item>
      </text:list>
      <text:list xml:id="list2506338168305679993" text:style-name="L24">
        <text:list-item>
          <text:list>
            <text:list-item>
              <text:p text:style-name="P41">The crossing: Success -&gt; Dibuix</text:p>
            </text:list-item>
            <text:list-item>
              <text:p text:style-name="P41">Perfection 8: Perfect -&gt; Nanook</text:p>
            </text:list-item>
            <text:list-item>
              <text:p text:style-name="P82">Ice and fire: 10 eps → img igloo</text:p>
            </text:list-item>
          </text:list>
        </text:list-item>
      </text:list>
      <text:list xml:id="list115901263857264" text:continue-list="list115901145240371" text:style-name="L22">
        <text:list-header>
          <text:p text:style-name="P39"/>
        </text:list-header>
        <text:list-item>
          <text:p text:style-name="P39">Story:</text:p>
        </text:list-item>
      </text:list>
      <text:list xml:id="list6083121841604640049" text:style-name="L25">
        <text:list-item>
          <text:list>
            <text:list-item>
              <text:p text:style-name="P42">Dibu: Escena de <text:span text:style-name="T54">recolecció</text:span></text:p>
            </text:list-item>
            <text:list-item>
              <text:p text:style-name="P42">Contingut: Dubtes; encara necessiten als Guies</text:p>
            </text:list-item>
            <text:list-item>
              <text:p text:style-name="P43">Text: "The Guides watch us and provide for us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4910897481184763076" text:style-name="L26">
        <text:list-item>
          <text:p text:style-name="P44">Atributs:</text:p>
          <text:list>
            <text:list-item>
              <text:p text:style-name="P44">Reproduction</text:p>
            </text:list-item>
            <text:list-item>
              <text:p text:style-name="P44">Technology</text:p>
            </text:list-item>
            <text:list-item>
              <text:p text:style-name="P44">Mobility</text:p>
            </text:list-item>
          </text:list>
          <text:p text:style-name="P44"/>
        </text:list-item>
        <text:list-item>
          <text:p text:style-name="P44">Poders:</text:p>
          <text:list>
            <text:list-item>
              <text:p text:style-name="P44">Warfare <text:span text:style-name="T29">(global)</text:span></text:p>
            </text:list-item>
            <text:list-item>
              <text:p text:style-name="P44">Influence <text:span text:style-name="T29">(global)</text:span></text:p>
            </text:list-item>
          </text:list>
          <text:p text:style-name="P44"/>
        </text:list-item>
        <text:list-item>
          <text:p text:style-name="P44">Goals:</text:p>
        </text:list-item>
      </text:list>
      <text:list xml:id="list6494974093474206872" text:style-name="L27">
        <text:list-item>
          <text:list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  <text:list-item>
              <text:p text:style-name="P45">Dispersal</text:p>
            </text:list-item>
          </text:list>
        </text:list-item>
      </text:list>
      <text:list xml:id="list115900599197244" text:continue-list="list4910897481184763076" text:style-name="L26">
        <text:list-header>
          <text:p text:style-name="P44"/>
        </text:list-header>
        <text:list-item>
          <text:p text:style-name="P44">Achievements:</text:p>
        </text:list-item>
      </text:list>
      <text:list xml:id="list5767876576878280121" text:style-name="L28">
        <text:list-item>
          <text:list>
            <text:list-item>
              <text:p text:style-name="P46">Joining forces: Success -&gt; Dibuix</text:p>
            </text:list-item>
            <text:list-item>
              <text:p text:style-name="P46">Perfection 9: Perfect -&gt; Neanderthal extinction</text:p>
            </text:list-item>
            <text:list-item>
              <text:p text:style-name="P46">Easy Peasy: No Boosts -&gt; <text:span text:style-name="T28">txt mohawk treballadors</text:span></text:p>
            </text:list-item>
          </text:list>
        </text:list-item>
      </text:list>
      <text:list xml:id="list115902113049235" text:continue-list="list115900599197244" text:style-name="L26">
        <text:list-header>
          <text:p text:style-name="P44"/>
        </text:list-header>
        <text:list-item>
          <text:p text:style-name="P44">Story:</text:p>
          <text:list>
            <text:list-item>
              <text:p text:style-name="P44">Dibu: Zho'll passant vora l'esquelet d'una espècie extingida</text:p>
            </text:list-item>
            <text:list-item>
              <text:p text:style-name="P44">Contingut: Estan a prop de conquerir tot el planeta, són l'espècie elegida</text:p>
            </text:list-item>
            <text:list-item>
              <text:p text:style-name="P44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6119080426801029368" text:style-name="L29">
        <text:list-item>
          <text:p text:style-name="P47">Atributs:</text:p>
          <text:list>
            <text:list-item>
              <text:p text:style-name="P47">Influence </text:p>
            </text:list-item>
            <text:list-item>
              <text:p text:style-name="P47">Warfare</text:p>
            </text:list-item>
            <text:list-item>
              <text:p text:style-name="P47">Technology</text:p>
            </text:list-item>
          </text:list>
        </text:list-item>
      </text:list>
      <text:p text:style-name="P3"/>
      <text:list xml:id="list115902463424449" text:continue-numbering="true" text:style-name="L29">
        <text:list-item>
          <text:p text:style-name="P47">Poders:</text:p>
          <text:list>
            <text:list-item>
              <text:p text:style-name="P48">Reproduction <text:span text:style-name="T29">(global)</text:span></text:p>
            </text:list-item>
            <text:list-item>
              <text:p text:style-name="P83">Resistance (àrea)</text:p>
            </text:list-item>
          </text:list>
          <text:p text:style-name="P47"/>
        </text:list-item>
        <text:list-item>
          <text:p text:style-name="P47">Goals:</text:p>
        </text:list-item>
      </text:list>
      <text:list xml:id="list1925926309908966104" text:style-name="L30">
        <text:list-item>
          <text:list>
            <text:list-item>
              <text:p text:style-name="P50">Dispersal</text:p>
            </text:list-item>
            <text:list-item>
              <text:p text:style-name="P50">Dispersal</text:p>
            </text:list-item>
            <text:list-item>
              <text:p text:style-name="P84">Population</text:p>
            </text:list-item>
            <text:list-item>
              <text:p text:style-name="P50">Dispersal</text:p>
            </text:list-item>
          </text:list>
        </text:list-item>
      </text:list>
      <text:list xml:id="list115902471881577" text:continue-list="list115902463424449" text:style-name="L29">
        <text:list-header>
          <text:p text:style-name="P47"/>
        </text:list-header>
        <text:list-item>
          <text:p text:style-name="P47">Achievements:</text:p>
        </text:list-item>
      </text:list>
      <text:list xml:id="list4200855269255171671" text:style-name="L31">
        <text:list-item>
          <text:list>
            <text:list-item>
              <text:p text:style-name="P51">Find a way: Success -&gt; Dibuix</text:p>
            </text:list-item>
            <text:list-item>
              <text:p text:style-name="P52">Perfection 10: Perfect -&gt; logo murphy's toast</text:p>
            </text:list-item>
            <text:list-item>
              <text:p text:style-name="P51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15900759155746" text:continue-list="list115902471881577" text:style-name="L29">
        <text:list-header>
          <text:p text:style-name="P47"/>
        </text:list-header>
        <text:list-item>
          <text:p text:style-name="P47">Story:</text:p>
          <text:list>
            <text:list-item>
              <text:p text:style-name="P111">Dibu: Poblat vora un llac</text:p>
            </text:list-item>
            <text:list-item>
              <text:p text:style-name="P49">Text: "<text:span text:style-name="T53">This is our world. We will settle wherever we desire.</text:span>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967974470659717218" text:style-name="L32">
        <text:list-item>
          <text:p text:style-name="P53">Anar a 2 llocs, en cada un explotar un tipus de recurs: 1) minerals i 2) fusta. Al segon evitar sobreexplotació</text:p>
          <text:p text:style-name="P53"/>
        </text:list-item>
        <text:list-item>
          <text:p text:style-name="P53">Atributs:</text:p>
          <text:list>
            <text:list-item>
              <text:p text:style-name="P53">Exploitation</text:p>
            </text:list-item>
            <text:list-item>
              <text:p text:style-name="P53">Reproduction</text:p>
            </text:list-item>
            <text:list-item>
              <text:p text:style-name="P53">Technology</text:p>
            </text:list-item>
          </text:list>
          <text:p text:style-name="P53"/>
        </text:list-item>
        <text:list-item>
          <text:p text:style-name="P53">Poders:</text:p>
          <text:list>
            <text:list-item>
              <text:p text:style-name="P53">Resistance <text:span text:style-name="T29">(àrea)</text:span></text:p>
            </text:list-item>
            <text:list-item>
              <text:p text:style-name="P53">Mobility <text:span text:style-name="T29">(àrea)</text:span></text:p>
            </text:list-item>
          </text:list>
          <text:p text:style-name="P53"/>
        </text:list-item>
        <text:list-item>
          <text:p text:style-name="P53">Goals:</text:p>
        </text:list-item>
      </text:list>
      <text:list xml:id="list8715893516403355756" text:style-name="L33">
        <text:list-item>
          <text:list>
            <text:list-item>
              <text:p text:style-name="P54">Resources</text:p>
            </text:list-item>
            <text:list-item>
              <text:p text:style-name="P54">Resources</text:p>
            </text:list-item>
          </text:list>
        </text:list-item>
      </text:list>
      <text:list xml:id="list115900607580433" text:continue-list="list5967974470659717218" text:style-name="L32">
        <text:list-header>
          <text:p text:style-name="P53"/>
        </text:list-header>
        <text:list-item>
          <text:p text:style-name="P53">Achievements: <text:s/>→<text:span text:style-name="T40"> coses de obsidiana I altres minerals?</text:span></text:p>
        </text:list-item>
      </text:list>
      <text:list xml:id="list8737139011764939312" text:style-name="L34">
        <text:list-item>
          <text:list>
            <text:list-item>
              <text:p text:style-name="P122">?? : Success -&gt; Dibuix</text:p>
            </text:list-item>
            <text:list-item>
              <text:p text:style-name="P123"><text:span text:style-name="T19">Perfection 11</text:span> : Perfect -&gt; ??</text:p>
            </text:list-item>
            <text:list-item>
              <text:p text:style-name="P122">??</text:p>
            </text:list-item>
          </text:list>
        </text:list-item>
      </text:list>
      <text:list xml:id="list115900500275662" text:continue-list="list115900607580433" text:style-name="L32">
        <text:list-header>
          <text:p text:style-name="P53"/>
        </text:list-header>
        <text:list-item>
          <text:p text:style-name="P53">Story:</text:p>
          <text:list>
            <text:list-item>
              <text:p text:style-name="P112">Dibu: Símbols dels Guies en una cova</text:p>
            </text:list-item>
            <text:list-item>
              <text:p text:style-name="P53">Contingut: </text:p>
            </text:list-item>
            <text:list-item>
              <text:p text:style-name="P53">Text: "<text:span text:style-name="T52">The symbol of the Guides points towards their home.</text:span>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4509414627745392171" text:style-name="L35">
        <text:list-item>
          <text:p text:style-name="P55">Competir contra una altra població pels recursos de bosc d'una zona determinada. Dues opcions: pujar influència o guerra mentre es puja exploitation i controlant sobreexplotació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Influence</text:p>
            </text:list-item>
            <text:list-item>
              <text:p text:style-name="P85">Warfare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Reproduction <text:span text:style-name="T30">(global)</text:span></text:p>
            </text:list-item>
            <text:list-item>
              <text:p text:style-name="P86">Mobility (area)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1185343212217963646" text:style-name="L36">
        <text:list-item>
          <text:list>
            <text:list-item>
              <text:p text:style-name="P56">Resources </text:p>
            </text:list-item>
            <text:list-item>
              <text:p text:style-name="P87">Dispersal</text:p>
            </text:list-item>
          </text:list>
        </text:list-item>
      </text:list>
      <text:list xml:id="list115902082471498" text:continue-list="list4509414627745392171" text:style-name="L35">
        <text:list-header>
          <text:p text:style-name="P55"/>
        </text:list-header>
        <text:list-item>
          <text:p text:style-name="P55">Achievements: →<text:span text:style-name="T40"> carrying capacity</text:span></text:p>
        </text:list-item>
      </text:list>
      <text:list xml:id="list2921957004921222106" text:style-name="L37">
        <text:list-item>
          <text:list>
            <text:list-item>
              <text:p text:style-name="P124">?? : Success -&gt; Dibuix</text:p>
            </text:list-item>
            <text:list-item>
              <text:p text:style-name="P121"><text:span text:style-name="T19">Perfection 12</text:span> : Perfect →<text:span text:style-name="T23"> txt sky burials</text:span></text:p>
            </text:list-item>
            <text:list-item>
              <text:p text:style-name="P88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15900684953952" text:continue-list="list115902082471498" text:style-name="L35">
        <text:list-header>
          <text:p text:style-name="P55"/>
        </text:list-header>
        <text:list-item>
          <text:p text:style-name="P55">Story:</text:p>
          <text:list>
            <text:list-item>
              <text:p text:style-name="P113">Dibu: Escena <text:span text:style-name="T52">a cova</text:span></text:p>
            </text:list-item>
            <text:list-item>
              <text:p text:style-name="P55">Contingut: </text:p>
            </text:list-item>
            <text:list-item>
              <text:p text:style-name="P55">Text: "<text:span text:style-name="T52">We will show the entire planet that they watch us.</text:span>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2806315921009028944" text:style-name="L38">
        <text:list-item>
          <text:p text:style-name="P57">Agafar recursos d'una zona, arribar una altra amb ells i comerciar fins tenir XX de l'altre recurs</text:p>
          <text:p text:style-name="P57"/>
        </text:list-item>
        <text:list-item>
          <text:p text:style-name="P57">Atributs:</text:p>
          <text:list>
            <text:list-item>
              <text:p text:style-name="P57">Exploitation</text:p>
            </text:list-item>
            <text:list-item>
              <text:p text:style-name="P57">Trade</text:p>
            </text:list-item>
            <text:list-item>
              <text:p text:style-name="P57">Reproduction</text:p>
            </text:list-item>
          </text:list>
          <text:p text:style-name="P57"/>
        </text:list-item>
        <text:list-item>
          <text:p text:style-name="P57">Poders:</text:p>
          <text:list>
            <text:list-item>
              <text:p text:style-name="P57">Mobility <text:span text:style-name="T30">(àrea)</text:span></text:p>
            </text:list-item>
            <text:list-item>
              <text:p text:style-name="P57">Influence <text:span text:style-name="T30">(global)</text:span></text:p>
            </text:list-item>
          </text:list>
          <text:p text:style-name="P57"/>
        </text:list-item>
        <text:list-item>
          <text:p text:style-name="P57">Goals:</text:p>
        </text:list-item>
      </text:list>
      <text:list xml:id="list6165903955132911685" text:style-name="L39">
        <text:list-item>
          <text:list>
            <text:list-item>
              <text:p text:style-name="P58">Resources <text:span text:style-name="T33">(fusta)</text:span></text:p>
            </text:list-item>
            <text:list-item>
              <text:p text:style-name="P58">Resources <text:span text:style-name="T33">(mineral)</text:span></text:p>
            </text:list-item>
          </text:list>
        </text:list-item>
      </text:list>
      <text:list xml:id="list115901096745160" text:continue-list="list2806315921009028944" text:style-name="L38">
        <text:list-item>
          <text:p text:style-name="P57"/>
        </text:list-item>
        <text:list-item>
          <text:p text:style-name="P57">Achievements: →<text:span text:style-name="T41"> trade</text:span></text:p>
        </text:list-item>
      </text:list>
      <text:list xml:id="list1406020804514918562" text:style-name="L40">
        <text:list-item>
          <text:list>
            <text:list-item>
              <text:p text:style-name="P125">?? : Success -&gt; Dibuix</text:p>
            </text:list-item>
            <text:list-item>
              <text:p text:style-name="P126"><text:span text:style-name="T19">Perfection 13</text:span> : Perfect -&gt; ??</text:p>
            </text:list-item>
            <text:list-item>
              <text:p text:style-name="P125">??</text:p>
            </text:list-item>
          </text:list>
        </text:list-item>
      </text:list>
      <text:list xml:id="list115900649742594" text:continue-list="list115901096745160" text:style-name="L38">
        <text:list-header>
          <text:p text:style-name="P57"/>
        </text:list-header>
        <text:list-item>
          <text:p text:style-name="P57">Story:</text:p>
          <text:list>
            <text:list-item>
              <text:p text:style-name="P114">Dibu: <text:span text:style-name="T48">Escena de comerç</text:span></text:p>
            </text:list-item>
            <text:list-item>
              <text:p text:style-name="P57">Contingut: </text:p>
            </text:list-item>
            <text:list-item>
              <text:p text:style-name="P57">Text: "<text:span text:style-name="T52">We can trade minerals for anything</text:span>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4911144126250443554" text:style-name="L41">
        <text:list-item>
          <text:p text:style-name="P89">Aconseguir un recurs tot i tenir exploitation per influència o ara bé per aniquilació dels competidors.</text:p>
          <text:p text:style-name="P59"/>
        </text:list-item>
        <text:list-item>
          <text:p text:style-name="P59">Atributs:</text:p>
          <text:list>
            <text:list-item>
              <text:p text:style-name="P90">Mobility</text:p>
            </text:list-item>
            <text:list-item>
              <text:p text:style-name="P59">Warfare</text:p>
            </text:list-item>
            <text:list-item>
              <text:p text:style-name="P91">Influència</text:p>
            </text:list-item>
          </text:list>
          <text:p text:style-name="P59"/>
        </text:list-item>
        <text:list-item>
          <text:p text:style-name="P59">Poders:</text:p>
          <text:list>
            <text:list-item>
              <text:p text:style-name="P92">Mobilitat (àrea)</text:p>
            </text:list-item>
            <text:list-item>
              <text:p text:style-name="P91">Reproduction (global)</text:p>
            </text:list-item>
          </text:list>
          <text:p text:style-name="P59"/>
        </text:list-item>
        <text:list-item>
          <text:p text:style-name="P59">Goals:</text:p>
        </text:list-item>
      </text:list>
      <text:list xml:id="list107429665776510758" text:style-name="L42">
        <text:list-item>
          <text:list>
            <text:list-item>
              <text:p text:style-name="P60">Resources <text:span text:style-name="T34">(mineral)</text:span></text:p>
            </text:list-item>
            <text:list-item>
              <text:p text:style-name="P61">Dispersal</text:p>
            </text:list-item>
          </text:list>
        </text:list-item>
      </text:list>
      <text:list xml:id="list115902410048661" text:continue-list="list4911144126250443554" text:style-name="L41">
        <text:list-header>
          <text:p text:style-name="P59"/>
        </text:list-header>
        <text:list-item>
          <text:p text:style-name="P59">Achievements:</text:p>
        </text:list-item>
      </text:list>
      <text:list xml:id="list6051520424890122461" text:style-name="L43">
        <text:list-item>
          <text:list>
            <text:list-item>
              <text:p text:style-name="P127">?? : Success -&gt; Dibuix</text:p>
            </text:list-item>
            <text:list-item>
              <text:p text:style-name="P128"><text:span text:style-name="T19">Perfection 14</text:span> : Perfect -&gt; ??</text:p>
            </text:list-item>
            <text:list-item>
              <text:p text:style-name="P127">??</text:p>
            </text:list-item>
          </text:list>
        </text:list-item>
      </text:list>
      <text:list xml:id="list115900903404248" text:continue-list="list115902410048661" text:style-name="L41">
        <text:list-header>
          <text:p text:style-name="P59"/>
        </text:list-header>
        <text:list-item>
          <text:p text:style-name="P59">Story:</text:p>
          <text:list>
            <text:list-item>
              <text:p text:style-name="P115">Dibu: Escena d<text:span text:style-name="T52">'enterrament</text:span></text:p>
            </text:list-item>
            <text:list-item>
              <text:p text:style-name="P59">Contingut: </text:p>
            </text:list-item>
            <text:list-item>
              <text:p text:style-name="P59">Text: "<text:span text:style-name="T52">Let our souls be with the Guides</text:span>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1191003959907044501" text:style-name="L44">
        <text:list-item>
          <text:p text:style-name="P62">Agafar fusta i canviar-lo per metalls a on hi ha una altra població mitjançant trade</text:p>
          <text:p text:style-name="P62"/>
        </text:list-item>
        <text:list-item>
          <text:p text:style-name="P62">Atributs: </text:p>
          <text:list>
            <text:list-item>
              <text:p text:style-name="P62">Trade</text:p>
            </text:list-item>
            <text:list-item>
              <text:p text:style-name="P93">Exploitation</text:p>
            </text:list-item>
            <text:list-item>
              <text:p text:style-name="P94">Technology</text:p>
            </text:list-item>
          </text:list>
          <text:p text:style-name="P62"/>
        </text:list-item>
        <text:list-item>
          <text:p text:style-name="P62">Poders:</text:p>
          <text:list>
            <text:list-item>
              <text:p text:style-name="P95">Mobility (àrea)</text:p>
            </text:list-item>
            <text:list-item>
              <text:p text:style-name="P96">Reproduction (global)</text:p>
            </text:list-item>
          </text:list>
        </text:list-item>
      </text:list>
      <text:h text:style-name="Heading_20_4" text:outline-level="4"/>
      <text:list xml:id="list115900619081570" text:continue-numbering="true" text:style-name="L44">
        <text:list-item>
          <text:p text:style-name="P62">Goals:</text:p>
        </text:list-item>
      </text:list>
      <text:list xml:id="list8893590378001624961" text:style-name="L45">
        <text:list-item>
          <text:list>
            <text:list-item>
              <text:p text:style-name="P63">Resources <text:span text:style-name="T34">(wood)</text:span></text:p>
            </text:list-item>
            <text:list-item>
              <text:p text:style-name="P64">Resources <text:s/><text:span text:style-name="T34">(mineral)</text:span></text:p>
            </text:list-item>
          </text:list>
        </text:list-item>
      </text:list>
      <text:list xml:id="list115900598420268" text:continue-list="list115900619081570" text:style-name="L44">
        <text:list-header>
          <text:p text:style-name="P62"/>
        </text:list-header>
        <text:list-item>
          <text:p text:style-name="P62">Achievements:</text:p>
        </text:list-item>
      </text:list>
      <text:list xml:id="list4000066293420670795" text:style-name="L46">
        <text:list-item>
          <text:list>
            <text:list-item>
              <text:p text:style-name="P129">?? : Success -&gt; Dibuix</text:p>
            </text:list-item>
            <text:list-item>
              <text:p text:style-name="P130"><text:span text:style-name="T19">Perfection 15</text:span> : Perfect -&gt; ??</text:p>
            </text:list-item>
            <text:list-item>
              <text:p text:style-name="P129">??</text:p>
            </text:list-item>
          </text:list>
        </text:list-item>
      </text:list>
      <text:list xml:id="list115901456051366" text:continue-list="list115900598420268" text:style-name="L44">
        <text:list-header>
          <text:p text:style-name="P62"/>
        </text:list-header>
        <text:list-item>
          <text:p text:style-name="P62">Story:</text:p>
          <text:list>
            <text:list-item>
              <text:p text:style-name="P116">Dibu: <text:span text:style-name="T52">Escena de pesca</text:span></text:p>
            </text:list-item>
            <text:list-item>
              <text:p text:style-name="P62">Contingut: </text:p>
            </text:list-item>
            <text:list-item>
              <text:p text:style-name="P62">Text: "<text:span text:style-name="T52">This entire world is our home.</text:span>"</text:p>
            </text:list-item>
          </text:list>
        </text:list-item>
      </text:list>
      <text:p text:style-name="P3"/>
      <text:p text:style-name="P5">16 - Terraforming</text:p>
      <text:p text:style-name="P3"/>
      <text:list xml:id="list7654834665611986677" text:style-name="L47">
        <text:list-item>
          <text:p text:style-name="P65">Transformar una zona àrida en una de ben cultivada</text:p>
          <text:p text:style-name="P65"/>
        </text:list-item>
        <text:list-item>
          <text:p text:style-name="P65">Atributs:</text:p>
          <text:list>
            <text:list-item>
              <text:p text:style-name="P65">Terraforming</text:p>
            </text:list-item>
            <text:list-item>
              <text:p text:style-name="P65">Technology</text:p>
            </text:list-item>
            <text:list-item>
              <text:p text:style-name="P65">Mobility</text:p>
            </text:list-item>
          </text:list>
          <text:p text:style-name="P65"/>
        </text:list-item>
        <text:list-item>
          <text:p text:style-name="P65">Poders:</text:p>
          <text:list>
            <text:list-item>
              <text:p text:style-name="P65">Reproduction <text:span text:style-name="T30">(global)</text:span></text:p>
            </text:list-item>
            <text:list-item>
              <text:p text:style-name="P65">Resistance <text:span text:style-name="T30">(àrea)</text:span></text:p>
            </text:list-item>
          </text:list>
          <text:p text:style-name="P65"/>
        </text:list-item>
        <text:list-item>
          <text:p text:style-name="P65">Goals:</text:p>
        </text:list-item>
      </text:list>
      <text:list xml:id="list3255385294044065999" text:style-name="L48">
        <text:list-item>
          <text:list>
            <text:list-item>
              <text:p text:style-name="P66">Dispersal</text:p>
            </text:list-item>
            <text:list-item>
              <text:p text:style-name="P66">Population</text:p>
            </text:list-item>
          </text:list>
        </text:list-item>
      </text:list>
      <text:list xml:id="list115902145377369" text:continue-list="list7654834665611986677" text:style-name="L47">
        <text:list-header>
          <text:p text:style-name="P65"/>
        </text:list-header>
        <text:list-item>
          <text:p text:style-name="P65">Achievements:</text:p>
        </text:list-item>
      </text:list>
      <text:list xml:id="list2328564819485353642" text:style-name="L49">
        <text:list-item>
          <text:list>
            <text:list-item>
              <text:p text:style-name="P131">?? : Success -&gt; Dibuix</text:p>
            </text:list-item>
            <text:list-item>
              <text:p text:style-name="P132"><text:span text:style-name="T19">Perfection 16</text:span> : Perfect -&gt; ??</text:p>
            </text:list-item>
            <text:list-item>
              <text:p text:style-name="P131">??</text:p>
            </text:list-item>
          </text:list>
        </text:list-item>
      </text:list>
      <text:list xml:id="list115901835454313" text:continue-list="list115902145377369" text:style-name="L47">
        <text:list-header>
          <text:p text:style-name="P65"/>
        </text:list-header>
        <text:list-item>
          <text:p text:style-name="P65">Story:</text:p>
          <text:list>
            <text:list-item>
              <text:p text:style-name="P117">Dibu: Escena d<text:span text:style-name="T48">'agricultura</text:span></text:p>
            </text:list-item>
            <text:list-item>
              <text:p text:style-name="P65">Contingut: </text:p>
            </text:list-item>
            <text:list-item>
              <text:p text:style-name="P65">Text: "<text:span text:style-name="T51">We will make a better home for our offspring.</text:span>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249867454540670328" text:style-name="L50">
        <text:list-item>
          <text:p text:style-name="P67">Expandir una població mitjançant terraforming mentre es recolecta un recurs (cal evitar sobreexplotació)</text:p>
          <text:p text:style-name="P67"/>
        </text:list-item>
        <text:list-item>
          <text:p text:style-name="P67">Atributs:</text:p>
          <text:list>
            <text:list-item>
              <text:p text:style-name="P67">Terraform</text:p>
            </text:list-item>
            <text:list-item>
              <text:p text:style-name="P67">Exploitation</text:p>
            </text:list-item>
            <text:list-item>
              <text:p text:style-name="P97">Resistance</text:p>
            </text:list-item>
          </text:list>
          <text:p text:style-name="P67"/>
        </text:list-item>
        <text:list-item>
          <text:p text:style-name="P67">Poders:</text:p>
          <text:list>
            <text:list-item>
              <text:p text:style-name="P67"><text:span text:style-name="T36">Reproduction</text:span> <text:span text:style-name="T30">(global)</text:span></text:p>
            </text:list-item>
            <text:list-item>
              <text:p text:style-name="P67"><text:span text:style-name="T35">Mobility</text:span> <text:span text:style-name="T30">(àrea)</text:span></text:p>
            </text:list-item>
          </text:list>
          <text:p text:style-name="P67"/>
        </text:list-item>
        <text:list-item>
          <text:p text:style-name="P67">Goals:</text:p>
        </text:list-item>
      </text:list>
      <text:list xml:id="list1177744845205008704" text:style-name="L51">
        <text:list-item>
          <text:list>
            <text:list-item>
              <text:p text:style-name="P69">Population</text:p>
            </text:list-item>
            <text:list-item>
              <text:p text:style-name="P69">Dispersal</text:p>
            </text:list-item>
            <text:list-item>
              <text:p text:style-name="P69">Resources</text:p>
            </text:list-item>
          </text:list>
        </text:list-item>
      </text:list>
      <text:list xml:id="list115901665193315" text:continue-list="list249867454540670328" text:style-name="L50">
        <text:list-header>
          <text:p text:style-name="P67"/>
        </text:list-header>
        <text:list-item>
          <text:p text:style-name="P67">Achievements:</text:p>
        </text:list-item>
      </text:list>
      <text:list xml:id="list1804389855093423994" text:style-name="L52">
        <text:list-item>
          <text:list>
            <text:list-item>
              <text:p text:style-name="P133">?? : Success -&gt; Dibuix</text:p>
            </text:list-item>
            <text:list-item>
              <text:p text:style-name="P70"><text:span text:style-name="T19">Perfection 17</text:span> : Perfect-<text:span text:style-name="T20">&gt; img miners de sulfur a java</text:span></text:p>
            </text:list-item>
            <text:list-item>
              <text:p text:style-name="P70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15901982152778" text:continue-list="list115901665193315" text:style-name="L50">
        <text:list-header>
          <text:p text:style-name="P67"/>
        </text:list-header>
        <text:list-item>
          <text:p text:style-name="P67">Story:</text:p>
          <text:list>
            <text:list-item>
              <text:p text:style-name="P68">Dibu: <text:span text:style-name="T50">Ramats</text:span></text:p>
            </text:list-item>
            <text:list-item>
              <text:p text:style-name="P67">Contingut: </text:p>
            </text:list-item>
            <text:list-item>
              <text:p text:style-name="P67">Text: "<text:span text:style-name="T50">The Zho'll are the masters of this world. We control its plants and its animals.</text:span>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800853416553610380" text:style-name="L53">
        <text:list-item>
          <text:p text:style-name="P71">Expandir una població mitjançant terraforming mentre es competeix per un recurs amb una altra cultura</text:p>
          <text:p text:style-name="P71"/>
        </text:list-item>
        <text:list-item>
          <text:p text:style-name="P71">Atributs:</text:p>
          <text:list>
            <text:list-item>
              <text:p text:style-name="P98">Technology</text:p>
            </text:list-item>
            <text:list-item>
              <text:p text:style-name="P99">Reproduction</text:p>
            </text:list-item>
            <text:list-item>
              <text:p text:style-name="P71">Trade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Warfare <text:span text:style-name="T30">(global)</text:span></text:p>
            </text:list-item>
            <text:list-item>
              <text:p text:style-name="P100"><text:span text:style-name="T37">Influence </text:span>(<text:span text:style-name="T37">global</text:span>)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2069563513713620813" text:style-name="L54">
        <text:list-item>
          <text:list>
            <text:list-item>
              <text:p text:style-name="P72">Population</text:p>
            </text:list-item>
            <text:list-item>
              <text:p text:style-name="P72">Resources</text:p>
            </text:list-item>
            <text:list-item>
              <text:p text:style-name="P72">Resources</text:p>
            </text:list-item>
          </text:list>
        </text:list-item>
      </text:list>
      <text:list xml:id="list115901073241893" text:continue-list="list800853416553610380" text:style-name="L53">
        <text:list-header>
          <text:p text:style-name="P71"/>
        </text:list-header>
        <text:list-item>
          <text:p text:style-name="P71">Achievements:</text:p>
        </text:list-item>
      </text:list>
      <text:list xml:id="list6810980352809702409" text:style-name="L55">
        <text:list-item>
          <text:list>
            <text:list-item>
              <text:p text:style-name="P134">?? : Success -&gt; Dibuix</text:p>
            </text:list-item>
            <text:list-item>
              <text:p text:style-name="P134">?? : Perfect -&gt; ??</text:p>
            </text:list-item>
            <text:list-item>
              <text:p text:style-name="P134">??</text:p>
            </text:list-item>
          </text:list>
        </text:list-item>
      </text:list>
      <text:list xml:id="list115901200815572" text:continue-list="list115901073241893" text:style-name="L53">
        <text:list-header>
          <text:p text:style-name="P71"/>
        </text:list-header>
        <text:list-item>
          <text:p text:style-name="P71">Story:</text:p>
          <text:list>
            <text:list-item>
              <text:p text:style-name="P118">Dibu: <text:span text:style-name="T49">Ciutat al fons</text:span></text:p>
            </text:list-item>
            <text:list-item>
              <text:p text:style-name="P71">Contingut: </text:p>
            </text:list-item>
            <text:list-item>
              <text:p text:style-name="P71">Text: "<text:span text:style-name="T49">Why do the Guides punish us? We must leave our home again.</text:span>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7352735131946844238" text:style-name="L56">
        <text:list-item>
          <text:p text:style-name="P101">Aconseguir suficient població per destruïr l'altra població</text:p>
          <text:p text:style-name="P73"/>
        </text:list-item>
        <text:list-item>
          <text:p text:style-name="P73">Atributs:</text:p>
          <text:list>
            <text:list-item>
              <text:p text:style-name="P73">Terraform</text:p>
            </text:list-item>
            <text:list-item>
              <text:p text:style-name="P103">Technology</text:p>
            </text:list-item>
            <text:list-item>
              <text:p text:style-name="P101">Warfare</text:p>
            </text:list-item>
          </text:list>
          <text:p text:style-name="P73"/>
        </text:list-item>
        <text:list-item>
          <text:p text:style-name="P73">Poders:</text:p>
          <text:list>
            <text:list-item>
              <text:p text:style-name="P73"><text:span text:style-name="T31">Reproduction</text:span> <text:span text:style-name="T30">(global)</text:span></text:p>
            </text:list-item>
            <text:list-item>
              <text:p text:style-name="P73">Mobility <text:span text:style-name="T30">(àrea)</text:span></text:p>
            </text:list-item>
          </text:list>
          <text:p text:style-name="P73"/>
        </text:list-item>
        <text:list-item>
          <text:p text:style-name="P73">Goals:</text:p>
        </text:list-item>
      </text:list>
      <text:list xml:id="list5815658160279211535" text:style-name="L57">
        <text:list-item>
          <text:list>
            <text:list-item>
              <text:p text:style-name="P102">Population</text:p>
            </text:list-item>
            <text:list-item>
              <text:p text:style-name="P107">Dispersal</text:p>
            </text:list-item>
          </text:list>
        </text:list-item>
      </text:list>
      <text:list xml:id="list115901563975954" text:continue-list="list7352735131946844238" text:style-name="L56">
        <text:list-header>
          <text:p text:style-name="P73"/>
        </text:list-header>
        <text:list-item>
          <text:p text:style-name="P73">Achievements: →<text:span text:style-name="T43"> colapses I coses</text:span></text:p>
        </text:list-item>
      </text:list>
      <text:list xml:id="list1186525912835812932" text:style-name="L58">
        <text:list-item>
          <text:list>
            <text:list-item>
              <text:p text:style-name="P135">?? : Success -&gt; Dibuix</text:p>
            </text:list-item>
            <text:list-item>
              <text:p text:style-name="P135">?? : Perfect -&gt; ??</text:p>
            </text:list-item>
            <text:list-item>
              <text:p text:style-name="P135">??</text:p>
            </text:list-item>
          </text:list>
        </text:list-item>
      </text:list>
      <text:list xml:id="list115901998097116" text:continue-list="list115901563975954" text:style-name="L56">
        <text:list-header>
          <text:p text:style-name="P73"/>
        </text:list-header>
        <text:list-item>
          <text:p text:style-name="P73">Story:</text:p>
          <text:list>
            <text:list-item>
              <text:p text:style-name="P119">Dibu: <text:span text:style-name="T31">Escena de guerra</text:span></text:p>
            </text:list-item>
            <text:list-item>
              <text:p text:style-name="P73">Contingut: <text:span text:style-name="T47">Col·lapse I conflicte</text:span></text:p>
            </text:list-item>
            <text:list-item>
              <text:p text:style-name="P73">Text: "<text:span text:style-name="T47">We don't want to be forgotten. This is our world!</text:span>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4607666962729644954" text:style-name="L59">
        <text:list-item>
          <text:p text:style-name="P104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74">Atributs:</text:p>
          <text:list>
            <text:list-item>
              <text:p text:style-name="P108">Mobility</text:p>
            </text:list-item>
            <text:list-item>
              <text:p text:style-name="P104">Technology</text:p>
            </text:list-item>
            <text:list-item>
              <text:p text:style-name="P104">Resistance</text:p>
            </text:list-item>
          </text:list>
        </text:list-item>
        <text:list-item>
          <text:p text:style-name="P74">Poders:</text:p>
          <text:list>
            <text:list-item>
              <text:p text:style-name="P104">Reproduction <text:span text:style-name="T38">(global)</text:span></text:p>
            </text:list-item>
            <text:list-item>
              <text:p text:style-name="P109">Mobility (<text:span text:style-name="T39">àrea</text:span>)</text:p>
            </text:list-item>
          </text:list>
          <text:p text:style-name="P74"/>
        </text:list-item>
        <text:list-item>
          <text:p text:style-name="P75">Goals:</text:p>
          <text:list>
            <text:list-item>
              <text:p text:style-name="P104">Per eliminar la població:</text:p>
            </text:list-item>
          </text:list>
        </text:list-item>
      </text:list>
      <text:h text:style-name="Heading_20_5" text:outline-level="5">Population (a 0)</text:h>
      <text:list xml:id="list115900965641036" text:continue-numbering="true" text:style-name="L59">
        <text:list-item>
          <text:list>
            <text:list-item>
              <text:p text:style-name="P104">Per salvar la població:</text:p>
            </text:list-item>
          </text:list>
        </text:list-item>
      </text:list>
      <text:list xml:id="list4562963479103757173" text:style-name="L60">
        <text:list-item>
          <text:p text:style-name="P105">Dispersal</text:p>
        </text:list-item>
        <text:list-item>
          <text:p text:style-name="P106">Population</text:p>
        </text:list-item>
      </text:list>
      <text:p text:style-name="P3"/>
      <text:list xml:id="list115901845084337" text:continue-list="list115900965641036" text:style-name="L59">
        <text:list-item>
          <text:p text:style-name="P74">Achievements: →<text:span text:style-name="T42"> la vida se abre camino</text:span></text:p>
        </text:list-item>
      </text:list>
      <text:list xml:id="list3259800704064268511" text:style-name="L61">
        <text:list-item>
          <text:p text:style-name="P77"><text:span text:style-name="T18">Humans go home!</text:span> : Success -&gt; Dibuix</text:p>
        </text:list-item>
        <text:list-item>
          <text:p text:style-name="P77"><text:span text:style-name="T22">That's no moon: </text:span>Perfect<text:span text:style-name="T19">ion </text:span>&gt; <text:span text:style-name="T5">Imatge: arrivada a la lluna</text:span></text:p>
        </text:list-item>
        <text:list-item>
          <text:p text:style-name="P77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15900495835492" text:continue-list="list115901845084337" text:style-name="L59">
        <text:list-item>
          <text:p text:style-name="P74">Story:</text:p>
          <text:list>
            <text:list-item>
              <text:p text:style-name="P120">Dibu: Fi del culte als Guies, destrucció dels símbols mentre la nau marxa <text:span text:style-name="T44">(2 versions)</text:span></text:p>
            </text:list-item>
            <text:list-item>
              <text:p text:style-name="P76">Text: "<text:span text:style-name="T45">We don't need the Guides anymore. We are the </text:span>Zho'll."</text:p>
            </text:list-item>
            <text:list-item>
              <text:p text:style-name="P110">Text2: “Mission accomplishe<text:span text:style-name="T46">d. Let's go back home!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11T11:59:00.242894462</dc:date>
    <dc:creator>Xavier Rubio Campillo</dc:creator>
    <meta:editing-duration>P1DT9H41M53S</meta:editing-duration>
    <meta:editing-cycles>106</meta:editing-cycles>
    <meta:generator>LibreOffice/4.2.8.2$Linux_X86_64 LibreOffice_project/42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5" meta:word-count="1832" meta:character-count="9274" meta:non-whitespace-character-count="8294"/>
  </office:meta>
</office:document-meta>
</file>